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8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8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2.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3.6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2.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2.6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3.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1.232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85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85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85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3.6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85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1.232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5.2cm" svg:height="1.8cm" svg:x="11.4cm" svg:y="1.5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4cm" svg:height="2.1cm" svg:x="16.7cm" svg:y="1.3cm">
          <draw:text-box>
            <text:p text:style-name="P3"><text:span text:style-name="T2">SORT-TIP-CATEG ascending, </text:span></text:p>
            <text:p text:style-name="P3"><text:span text:style-name="T2">SORT-KEY </text:span></text:p>
            <text:p text:style-name="P3"><text:span text:style-name="T2">ascending</text:span></text:p>
          </draw:text-box>
        </draw:frame>
        <draw:frame draw:style-name="gr3" draw:text-style-name="P5" draw:layer="layout" svg:width="1cm" svg:height="0.962cm" svg:x="15.9cm" svg:y="1.5cm">
          <draw:text-box>
            <text:p text:style-name="P3"><text:span text:style-name="T3">*</text:span></text:p>
          </draw:text-box>
        </draw:frame>
        <draw:custom-shape draw:style-name="gr4" draw:text-style-name="P6" xml:id="id2" draw:id="id2" draw:layer="layout" svg:width="2.4cm" svg:height="1.8cm" svg:x="9.9cm" svg:y="4.6cm">
          <text:p text:style-name="P1"><text:span text:style-name="T4">ENTRADA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8cm" svg:height="1cm" svg:x="11.7cm" svg:y="4.4cm">
          <draw:text-box>
            <text:p text:style-name="P3"><text:span text:style-name="T5">\</text:span></text:p>
          </draw:text-box>
        </draw:frame>
        <draw:frame draw:style-name="gr6" draw:text-style-name="P7" draw:layer="layout" svg:width="0.8cm" svg:height="1cm" svg:x="11.7cm" svg:y="4.401cm">
          <draw:text-box>
            <text:p text:style-name="P3"><text:span text:style-name="T5">\</text:span></text:p>
          </draw:text-box>
        </draw:frame>
        <draw:custom-shape draw:style-name="gr7" draw:text-style-name="P6" draw:layer="layout" svg:width="2.4cm" svg:height="1.8cm" svg:x="15.6cm" svg:y="4.599cm">
          <text:p text:style-name="P1"><text:span text:style-name="T4">MANEJAR </text:span></text:p>
          <text:p text:style-name="P1"><text:span text:style-name="T4">ERROR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8cm" svg:height="1cm" svg:x="17.4cm" svg:y="4.399cm">
          <draw:text-box>
            <text:p text:style-name="P3"><text:span text:style-name="T5">\</text:span></text:p>
          </draw:text-box>
        </draw:frame>
        <draw:custom-shape draw:style-name="gr9" draw:text-style-name="P6" xml:id="id3" draw:id="id3" draw:layer="layout" svg:width="2.4cm" svg:height="1.8cm" svg:x="15.6cm" svg:y="4.6cm">
          <text:p text:style-name="P1"><text:span text:style-name="T4">SALIDA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0.8cm" svg:height="1cm" svg:x="17.4cm" svg:y="4.4cm">
          <draw:text-box>
            <text:p text:style-name="P3"><text:span text:style-name="T5">\</text:span></text:p>
          </draw:text-box>
        </draw:frame>
        <draw:connector draw:style-name="gr11" draw:text-style-name="P8" draw:layer="layout" svg:x1="14cm" svg:y1="3.3cm" svg:x2="11.1cm" svg:y2="4.6cm" draw:start-shape="id1" draw:start-glue-point="2" draw:end-shape="id2" draw:end-glue-point="0" svg:d="M14000 3300v650h-2900v650" svg:viewBox="0 0 2901 1301">
          <text:p/>
        </draw:connector>
        <draw:connector draw:style-name="gr11" draw:text-style-name="P8" draw:layer="layout" svg:x1="14cm" svg:y1="3.3cm" svg:x2="16.8cm" svg:y2="4.6cm" draw:start-shape="id1" draw:start-glue-point="2" draw:end-shape="id3" draw:end-glue-point="0" svg:d="M14000 3300v650h2800v650" svg:viewBox="0 0 2801 1301">
          <text:p/>
        </draw:connector>
        <draw:custom-shape draw:style-name="gr12" draw:text-style-name="P9" xml:id="id4" draw:id="id4" draw:layer="layout" svg:width="5.2cm" svg:height="1.8cm" svg:x="11.3cm" svg:y="7.1cm">
          <text:p text:style-name="P1"><text:span text:style-name="T3">ENTRADA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5" draw:id="id5" draw:layer="layout" svg:width="2.9cm" svg:height="1.8cm" svg:x="2.5cm" svg:y="10cm">
          <text:p text:style-name="P1"><text:span text:style-name="T4">ABRIR</text:span></text:p>
          <text:p text:style-name="P1"><text:span text:style-name="T4">ARCHIVOS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2.9cm" svg:height="1.8cm" svg:x="6.9cm" svg:y="10cm">
          <text:p text:style-name="P1"><text:span text:style-name="T4">LEER</text:span></text:p>
          <text:p text:style-name="P1"><text:span text:style-name="T4">SOLIC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7" draw:id="id7" draw:layer="layout" svg:width="5.2cm" svg:height="1.8cm" svg:x="11.296cm" svg:y="10cm">
          <text:p text:style-name="P1"><text:span text:style-name="T1">PROCESAR</text:span></text:p>
          <text:p text:style-name="P1"><text:span text:style-name="T1">SOLIC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4cm" svg:height="2.1cm" svg:x="16.596cm" svg:y="9.5cm">
          <draw:text-box>
            <text:p text:style-name="P3"><text:span text:style-name="T2"/></text:p>
            <text:p text:style-name="P3"><text:span text:style-name="T2">H/ SOLIC1-EOF</text:span></text:p>
          </draw:text-box>
        </draw:frame>
        <draw:frame draw:style-name="gr17" draw:text-style-name="P5" draw:layer="layout" svg:width="1cm" svg:height="0.962cm" svg:x="15.796cm" svg:y="10cm">
          <draw:text-box>
            <text:p text:style-name="P3"><text:span text:style-name="T3">*</text:span></text:p>
          </draw:text-box>
        </draw:frame>
        <draw:custom-shape draw:style-name="gr18" draw:text-style-name="P6" xml:id="id8" draw:id="id8" draw:layer="layout" svg:width="2.9cm" svg:height="1.8cm" svg:x="20.6cm" svg:y="10cm">
          <text:p text:style-name="P1"><text:span text:style-name="T4">CERRAR</text:span></text:p>
          <text:p text:style-name="P1"><text:span text:style-name="T4">ARCHIVOS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3.9cm" svg:y1="8.9cm" svg:x2="3.95cm" svg:y2="10cm" draw:start-shape="id4" draw:start-glue-point="2" draw:end-shape="id5" draw:end-glue-point="0" svg:d="M13900 8900v550h-9950v550" svg:viewBox="0 0 9951 1101">
          <text:p/>
        </draw:connector>
        <draw:connector draw:style-name="gr11" draw:text-style-name="P8" draw:layer="layout" svg:x1="13.9cm" svg:y1="8.9cm" svg:x2="8.35cm" svg:y2="10cm" draw:start-shape="id4" draw:start-glue-point="2" draw:end-shape="id6" draw:end-glue-point="0" svg:d="M13900 8900v550h-5550v550" svg:viewBox="0 0 5551 1101">
          <text:p/>
        </draw:connector>
        <draw:connector draw:style-name="gr11" draw:text-style-name="P8" draw:layer="layout" svg:x1="13.9cm" svg:y1="8.9cm" svg:x2="13.896cm" svg:y2="10cm" draw:start-shape="id4" draw:start-glue-point="2" draw:end-shape="id7" draw:end-glue-point="0" svg:d="M13900 8900v550h-4v550" svg:viewBox="0 0 5 1101">
          <text:p/>
        </draw:connector>
        <draw:connector draw:style-name="gr11" draw:text-style-name="P8" draw:layer="layout" svg:x1="13.9cm" svg:y1="8.9cm" svg:x2="22.05cm" svg:y2="10cm" draw:start-shape="id4" draw:start-glue-point="2" draw:end-shape="id8" draw:end-glue-point="0" svg:d="M13900 8900v550h8150v550" svg:viewBox="0 0 8151 1101">
          <text:p/>
        </draw:connector>
        <draw:custom-shape draw:style-name="gr19" draw:text-style-name="P10" xml:id="id9" draw:id="id9" draw:layer="layout" svg:width="3.1cm" svg:height="1.5cm" svg:x="2.2cm" svg:y="15.4cm">
          <text:p text:style-name="P1"><text:span text:style-name="T6">BUSCAR</text:span></text:p>
          <text:p text:style-name="P1"><text:span text:style-name="T6">DATOS</text:span></text:p>
          <text:p text:style-name="P1"><text:span text:style-name="T6">VENDEDOR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cm" svg:height="0.962cm" svg:x="9.5cm" svg:y="15.3cm">
          <draw:text-box>
            <text:p text:style-name="P3"><text:span text:style-name="T3">°</text:span></text:p>
          </draw:text-box>
        </draw:frame>
        <draw:custom-shape draw:style-name="gr21" draw:text-style-name="P10" xml:id="id10" draw:id="id10" draw:layer="layout" svg:width="2.7cm" svg:height="1.5cm" svg:x="7.4cm" svg:y="15.4cm">
          <text:p text:style-name="P1"><text:span text:style-name="T6">VEN-CATEG </text:span></text:p>
          <text:p text:style-name="P1"><text:span text:style-name="T6">= ‘A’</text:span></text:p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0.8cm" svg:height="0.962cm" svg:x="9.5cm" svg:y="15.301cm">
          <draw:text-box>
            <text:p text:style-name="P3"><text:span text:style-name="T3">°</text:span></text:p>
          </draw:text-box>
        </draw:frame>
        <draw:custom-shape draw:style-name="gr23" draw:text-style-name="P10" xml:id="id11" draw:id="id11" draw:layer="layout" svg:width="4.1cm" svg:height="1.5cm" svg:x="6.7cm" svg:y="18cm">
          <text:p text:style-name="P1"><text:span text:style-name="T6">MANEJO</text:span></text:p>
          <text:p text:style-name="P1"><text:span text:style-name="T6">PROD-VEND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line-skew="0.95cm" svg:x1="13.896cm" svg:y1="11.8cm" svg:x2="3.75cm" svg:y2="15.4cm" draw:start-shape="id7" draw:start-glue-point="2" draw:end-shape="id9" svg:d="M13896 11800v2750h-10146v850" svg:viewBox="0 0 10147 3601">
          <text:p/>
        </draw:connector>
        <draw:connector draw:style-name="gr11" draw:text-style-name="P8" draw:layer="layout" draw:line-skew="0.95cm" svg:x1="13.896cm" svg:y1="11.8cm" svg:x2="8.75cm" svg:y2="15.4cm" draw:start-shape="id7" draw:start-glue-point="2" draw:end-shape="id10" draw:end-glue-point="0" svg:d="M13896 11800v2750h-5146v850" svg:viewBox="0 0 5147 3601">
          <text:p/>
        </draw:connector>
        <draw:connector draw:style-name="gr11" draw:text-style-name="P8" draw:layer="layout" svg:x1="8.75cm" svg:y1="16.9cm" svg:x2="8.75cm" svg:y2="18cm" draw:start-shape="id10" draw:start-glue-point="2" draw:end-shape="id11" draw:end-glue-point="0" svg:d="M8750 16900v1100" svg:viewBox="0 0 1 1101">
          <text:p/>
        </draw:connector>
        <draw:custom-shape draw:style-name="gr24" draw:text-style-name="P10" xml:id="id12" draw:id="id12" draw:layer="layout" svg:width="3.1cm" svg:height="1.5cm" svg:x="12.3cm" svg:y="15.4cm">
          <text:p text:style-name="P1"><text:span text:style-name="T6">ARMAR</text:span></text:p>
          <text:p text:style-name="P1"><text:span text:style-name="T6">SORT-RECORD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xml:id="id13" draw:id="id13" draw:layer="layout" svg:width="3.1cm" svg:height="1.5cm" svg:x="17.5cm" svg:y="15.4cm">
          <text:p text:style-name="P1"><text:span text:style-name="T6">RELEASE</text:span></text:p>
          <text:p text:style-name="P1"><text:span text:style-name="T6">SORT-RECORD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line-skew="0.95cm" svg:x1="13.896cm" svg:y1="11.8cm" svg:x2="13.85cm" svg:y2="15.4cm" draw:start-shape="id7" draw:start-glue-point="2" draw:end-shape="id12" draw:end-glue-point="0" svg:d="M13896 11800v2750h-46v850" svg:viewBox="0 0 47 3601">
          <text:p/>
        </draw:connector>
        <draw:connector draw:style-name="gr11" draw:text-style-name="P8" draw:layer="layout" draw:line-skew="0.95cm" svg:x1="13.896cm" svg:y1="11.8cm" svg:x2="19.05cm" svg:y2="15.4cm" draw:start-shape="id7" draw:start-glue-point="2" draw:end-shape="id13" draw:end-glue-point="0" svg:d="M13896 11800v2750h5154v850" svg:viewBox="0 0 5155 3601">
          <text:p/>
        </draw:connector>
        <draw:custom-shape draw:style-name="gr26" draw:text-style-name="P6" xml:id="id14" draw:id="id14" draw:layer="layout" svg:width="2.9cm" svg:height="1.8cm" svg:x="22.8cm" svg:y="15.4cm">
          <text:p text:style-name="P1"><text:span text:style-name="T4">LEER</text:span></text:p>
          <text:p text:style-name="P1"><text:span text:style-name="T4">SOLIC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line-skew="0.95cm" svg:x1="13.896cm" svg:y1="11.8cm" svg:x2="24.25cm" svg:y2="15.4cm" draw:start-shape="id7" draw:start-glue-point="2" draw:end-shape="id14" svg:d="M13896 11800v2750h10354v850" svg:viewBox="0 0 10355 3601">
          <text:p/>
        </draw:connector>
        <draw:line draw:style-name="gr27" draw:text-style-name="P11" draw:layer="layout" svg:x1="7.1cm" svg:y1="18cm" svg:x2="7.1cm" svg:y2="19.5cm">
          <text:p/>
        </draw:line>
        <draw:line draw:style-name="gr27" draw:text-style-name="P11" draw:layer="layout" svg:x1="10.4cm" svg:y1="18cm" svg:x2="10.4cm" svg:y2="19.5cm">
          <text:p/>
        </draw:line>
        <draw:custom-shape draw:style-name="gr28" draw:text-style-name="P10" xml:id="id16" draw:id="id16" draw:layer="layout" svg:width="4.1cm" svg:height="1.5cm" svg:x="5.7cm" svg:y="12.7cm">
          <text:p text:style-name="P1"><text:span text:style-name="T6">MANEJO</text:span></text:p>
          <text:p text:style-name="P1"><text:span text:style-name="T6">PROD-VEND</text:span></text:p>
          <draw:enhanced-geometry svg:viewBox="0 0 21600 21600" draw:type="rectangle" draw:enhanced-path="M 0 0 L 21600 0 21600 21600 0 21600 0 0 Z N"/>
        </draw:custom-shape>
        <draw:line draw:style-name="gr27" draw:text-style-name="P11" draw:layer="layout" svg:x1="6.1cm" svg:y1="12.7cm" svg:x2="6.1cm" svg:y2="14.2cm">
          <text:p/>
        </draw:line>
        <draw:line draw:style-name="gr27" draw:text-style-name="P11" draw:layer="layout" svg:x1="9.4cm" svg:y1="12.7cm" svg:x2="9.4cm" svg:y2="14.2cm">
          <text:p/>
        </draw:line>
        <draw:custom-shape draw:style-name="gr29" draw:text-style-name="P10" xml:id="id15" draw:id="id15" draw:layer="layout" svg:width="1.732cm" svg:height="1.5cm" svg:x="1.268cm" svg:y="12.636cm">
          <text:p text:style-name="P1"><text:span text:style-name="T6">OPEN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3.95cm" svg:y1="11.8cm" svg:x2="2.134cm" svg:y2="12.636cm" draw:start-shape="id5" draw:start-glue-point="2" draw:end-shape="id15" draw:end-glue-point="0" svg:d="M3950 11800v418h-1816v418" svg:viewBox="0 0 1817 837">
          <text:p/>
        </draw:connector>
        <draw:connector draw:style-name="gr11" draw:text-style-name="P8" draw:layer="layout" draw:line-skew="-0.101cm 3.901cm 2.701cm" svg:x1="3.95cm" svg:y1="11.8cm" svg:x2="7.75cm" svg:y2="12.7cm" draw:start-shape="id5" draw:start-glue-point="2" draw:end-shape="id16" draw:end-glue-point="0" svg:d="M3950 11800v400h1950 1850v500" svg:viewBox="0 0 3801 901">
          <text:p/>
        </draw:connector>
        <draw:frame draw:style-name="gr30" draw:text-style-name="P4" draw:layer="layout" svg:width="3.4cm" svg:height="2.159cm" svg:x="3cm" svg:y="12.6cm">
          <draw:text-box>
            <text:p text:style-name="P3"><text:span text:style-name="T2"/></text:p>
            <text:p text:style-name="P3"><text:span text:style-name="T2">SOLIC INPUT</text:span></text:p>
            <text:p text:style-name="P3"><text:span text:style-name="T2">Sequential</text:span></text:p>
            <text:p text:style-name="P3"><text:span text:style-name="T2">VEN INPUT</text:span></text:p>
            <text:p text:style-name="P3"><text:span text:style-name="T2">Random</text:span></text:p>
            <text:p text:style-name="P3"><text:span text:style-name="T2"/></text:p>
          </draw:text-box>
        </draw:frame>
        <draw:frame draw:style-name="gr31" draw:text-style-name="P4" draw:layer="layout" svg:width="3.4cm" svg:height="2.1cm" svg:x="9.9cm" svg:y="12.6cm">
          <draw:text-box>
            <text:p text:style-name="P3"><text:span text:style-name="T2"/></text:p>
            <text:p text:style-name="P3"><text:span text:style-name="T2">MODO = ‘O’</text:span></text:p>
          </draw:text-box>
        </draw:frame>
        <draw:frame draw:style-name="gr32" draw:text-style-name="P4" draw:layer="layout" svg:width="3.4cm" svg:height="2.477cm" svg:x="10.9cm" svg:y="17.4cm">
          <draw:text-box>
            <text:p text:style-name="P3"><text:span text:style-name="T2"/></text:p>
            <text:p text:style-name="P3"><text:span text:style-name="T2">MODO = ‘U’ IN</text:span></text:p>
            <text:p text:style-name="P3"><text:span text:style-name="T2">COD-PROD IN</text:span></text:p>
            <text:p text:style-name="P3"><text:span text:style-name="T2">FECHA IN</text:span></text:p>
            <text:p text:style-name="P3"><text:span text:style-name="T2">CANT IN</text:span></text:p>
            <text:p text:style-name="P3"><text:span text:style-name="T2">IMPORTE IN</text:span></text:p>
            <text:p text:style-name="P3"><text:span text:style-name="T2">RET-COD OUT</text:span></text:p>
          </draw:text-box>
        </draw:frame>
        <draw:custom-shape draw:style-name="gr33" draw:text-style-name="P10" xml:id="id17" draw:id="id17" draw:layer="layout" svg:width="4.1cm" svg:height="1.5cm" svg:x="22.4cm" svg:y="12.4cm">
          <text:p text:style-name="P1"><text:span text:style-name="T6">MANEJO</text:span></text:p>
          <text:p text:style-name="P1"><text:span text:style-name="T6">PROD-VEND</text:span></text:p>
          <draw:enhanced-geometry svg:viewBox="0 0 21600 21600" draw:type="rectangle" draw:enhanced-path="M 0 0 L 21600 0 21600 21600 0 21600 0 0 Z N"/>
        </draw:custom-shape>
        <draw:line draw:style-name="gr27" draw:text-style-name="P11" draw:layer="layout" svg:x1="22.8cm" svg:y1="12.4cm" svg:x2="22.8cm" svg:y2="13.9cm">
          <text:p/>
        </draw:line>
        <draw:line draw:style-name="gr27" draw:text-style-name="P11" draw:layer="layout" svg:x1="26.1cm" svg:y1="12.4cm" svg:x2="26.1cm" svg:y2="13.9cm">
          <text:p/>
        </draw:line>
        <draw:frame draw:style-name="gr34" draw:text-style-name="P4" draw:layer="layout" svg:width="3.4cm" svg:height="2.1cm" svg:x="26.6cm" svg:y="12.4cm">
          <draw:text-box>
            <text:p text:style-name="P3"><text:span text:style-name="T2"/></text:p>
            <text:p text:style-name="P3"><text:span text:style-name="T2">MODO = ‘C’</text:span></text:p>
          </draw:text-box>
        </draw:frame>
        <draw:custom-shape draw:style-name="gr35" draw:text-style-name="P10" xml:id="id18" draw:id="id18" draw:layer="layout" svg:width="1.732cm" svg:height="1.5cm" svg:x="18.768cm" svg:y="12.5cm">
          <text:p text:style-name="P1"><text:span text:style-name="T6">CLOSE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22.05cm" svg:y1="11.8cm" svg:x2="24.45cm" svg:y2="12.4cm" draw:start-shape="id8" draw:start-glue-point="2" draw:end-shape="id17" draw:end-glue-point="0" svg:d="M22050 11800v300h2400v300" svg:viewBox="0 0 2401 601">
          <text:p/>
        </draw:connector>
        <draw:connector draw:style-name="gr11" draw:text-style-name="P8" draw:layer="layout" draw:line-skew="-2.401cm 2.033cm 0.101cm" svg:x1="22.05cm" svg:y1="11.8cm" svg:x2="19.634cm" svg:y2="12.5cm" draw:start-shape="id8" draw:start-glue-point="2" draw:end-shape="id18" draw:end-glue-point="0" svg:d="M22050 11800v300h-1750-666v400" svg:viewBox="0 0 2417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9:25:18.658265178</meta:creation-date>
    <dc:date>2018-06-28T18:40:45.616041673</dc:date>
    <meta:editing-duration>PT7M57S</meta:editing-duration>
    <meta:editing-cycles>3</meta:editing-cycles>
    <meta:generator>LibreOffice/5.1.6.2$Linux_X86_64 LibreOffice_project/10m0$Build-2</meta:generator>
    <meta:document-statistic meta:object-count="55"/>
  </office:meta>
</office:document-meta>
</file>